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WP Onsite Visite Notes Summary 10-09-13</text:p>
      <text:p text:style-name="P1"/>
      <text:p text:style-name="P2">Advisor Gus:</text:p>
      <text:p text:style-name="P2"><text:tab/><text:span text:style-name="T2">target customer age group is 18-42 years.</text:span></text:p>
      <text:p text:style-name="P2"><text:span text:style-name="T2"><text:tab/>Travel to interview schemes, help for travel outwith daily travel distance. To receive <text:tab/>financial aid.</text:span></text:p>
      <text:p text:style-name="P2"><text:span text:style-name="T2"><text:tab/>Rules for this scheme constantly changing and some discretion on the advisors judgement to <text:tab/>when this applies, [perhaps not practical or a focus of the app].</text:span></text:p>
      <text:p text:style-name="P2"><text:span text:style-name="T2"><text:tab/>There can be santions for customers that do not attend their interviews.</text:span></text:p>
      <text:p text:style-name="P2"><text:span text:style-name="T2"><text:tab/>Purpose of the interviews: Job Search Tips, can go to a workship consisting of groups of 12 <text:tab/>persons.</text:span></text:p>
      <text:p text:style-name="P2"><text:span text:style-name="T2"><text:tab/>Can advise to use resources like Twitter and other social media for job searches.</text:span></text:p>
      <text:p text:style-name="P2"><text:span text:style-name="T2"><text:tab/>"Most new customers do use these resources", but not all. "Some don't even have C.V.'s"</text:span></text:p>
      <text:p text:style-name="P2"><text:span text:style-name="T2"><text:tab/>Many reasons for difficulty using these resources, e.g. Dyslexia.</text:span></text:p>
      <text:p text:style-name="P2"><text:span text:style-name="T2"><text:tab/>In cases of difficulty, can be reffered to outside providers e.g. Adult literacy, Business <text:tab/>Gateway etc.</text:span></text:p>
      <text:p text:style-name="P2"><text:span text:style-name="T2"><text:tab/>When a customer shows up for an interview letter sent to advisor to notify of this.</text:span></text:p>
      <text:p text:style-name="P2"><text:span text:style-name="T2"><text:tab/>Looking at news papers another resource for looking for jobs.[can we add this to the diary in <text:tab/>the app?]</text:span></text:p>
      <text:p text:style-name="P2"><text:span text:style-name="T2"><text:tab/>Advisors can send messages to the customers through Universal Job Match, text, or email. <text:tab/>Some of these are used more than others i.e. Universal Job Match.</text:span></text:p>
      <text:p text:style-name="P2"><text:span text:style-name="T2"><text:tab/>[Only observed one interview, asked the customer what device they used, This was a <text:tab/>Samsung S2.]</text:span></text:p>
      <text:p text:style-name="P2"><text:span text:style-name="T2"><text:tab/>Advisor stated <text:s/>"current system was not intuitive".</text:span></text:p>
      <text:p text:style-name="P2"><text:span text:style-name="T2"><text:tab/>Multiple systems requiring multiple input of identical data.</text:span></text:p>
      <text:p text:style-name="P2"><text:span text:style-name="T2"><text:tab/>Current systems speed, is slow.</text:span></text:p>
      <text:p text:style-name="P2"><text:span text:style-name="T2"><text:tab/>DWP will email and text customers for outstanding appointments.</text:span></text:p>
      <text:p text:style-name="P2"><text:span text:style-name="T2"><text:tab/>Universal Job Match account tracks application history.</text:span></text:p>
      <text:p text:style-name="P2"><text:span text:style-name="T2"><text:tab/>Alternative to this a pen and paper 'Diary'.</text:span></text:p>
      <text:p text:style-name="P2"><text:span text:style-name="T2"><text:tab/>"Current System is not corrective and users can input contradictory information" this has to <text:tab/>be chased up and confirmed through interviews etc.</text:span></text:p>
      <text:p text:style-name="P2"><text:span text:style-name="T2"/></text:p>
      <text:p text:style-name="P2"><text:span text:style-name="T1">Lead Advisor Michelle:</text:span></text:p>
      <text:p text:style-name="P2"><text:span text:style-name="T1"><text:tab/></text:span><text:span text:style-name="T2">Customers are expected to make a Job Seekers Agreement and perform certain tasks <text:tab/>everyday in search of employment.</text:span><text:span text:style-name="T1"><text:tab/></text:span></text:p>
      <text:p text:style-name="P2"><text:span text:style-name="T1"><text:tab/></text:span><text:span text:style-name="T2">Min. 3 employees a week.</text:span></text:p>
      <text:p text:style-name="P2"><text:span text:style-name="T2"><text:tab/>Can refer to Mitchel Street &gt; Adult learning.</text:span></text:p>
      <text:p text:style-name="P2"><text:span text:style-name="T2"><text:tab/>Aim and preference is to use Universal Job Match, but pen and paper diary is sometimes <text:tab/>required.</text:span></text:p>
      <text:p text:style-name="P2"><text:span text:style-name="T2"><text:tab/>Advisors refer to decisions makers when activities not met.</text:span></text:p>
      <text:p text:style-name="P2"><text:span text:style-name="T2"><text:tab/>Customers are on a 9 months scheme, then moved to a work program after this.</text:span></text:p>
      <text:p text:style-name="P2"><text:span text:style-name="T2"><text:tab/>e.g. Triage, can be on this up to 2 years.</text:span></text:p>
      <text:p text:style-name="P2"><text:span text:style-name="T2"><text:tab/>Advisors must have a reason to access customer records, or justify/explain reason for calling <text:tab/>up records by mistake.</text:span></text:p>
      <text:p text:style-name="P2"><text:span text:style-name="T1"/></text:p>
      <text:p text:style-name="P2"><text:span text:style-name="T1">Advisor Kim:</text:span></text:p>
      <text:p text:style-name="P2"><text:span text:style-name="T2"><text:tab/>asked what they would like to have the app display to prove customer is looking for <text:tab/>employment: Date – Company Name – Method of Application – Status of Application.</text:span></text:p>
      <text:p text:style-name="P2"><text:span text:style-name="T2"><text:tab/>Advisors to communicate through app to customers, Pursued this with Moira, Advised the <text:tab/>Universal Job Search already caters to this, and not the focus of the app.</text:span></text:p>
      <text:p text:style-name="P2"><text:span text:style-name="T2"><text:tab/>Universal Credit will replace all other benefit types.</text:span></text:p>
      <text:p text:style-name="P2"><text:soft-page-break/><text:span text:style-name="T2"><text:tab/>Dundee JC have some systems unique to them, adminstered to by Scott, including the twitter <text:tab/>account @DundeeCityJCP</text:span></text:p>
      <text:p text:style-name="P2"><text:span text:style-name="T2"><text:tab/>District Provision Tool, for outside referals.<text:tab/></text:span></text:p>
      <text:p text:style-name="P2"><text:span text:style-name="T1"><text:tab/></text:span><text:span text:style-name="T2">Facebook Glass Door. [glass door worth researching further] not part of the JC.</text:span></text:p>
      <text:p text:style-name="P2"><text:span text:style-name="T2"><text:tab/>Some Advisors try to help customers with social media awareness, explaining that potential <text:tab/>employers do search prospective employees social media.</text:span></text:p>
      <text:p text:style-name="P2"><text:span text:style-name="T2"><text:tab/>I asked with experience of other schemes that may have been rolled out in the past how <text:tab/>these were marketed and how our app could potential be marketd. Universal Job Search is <text:tab/>one vector. Posters on site, and face to face Verbal referrals.</text:span></text:p>
      <text:p text:style-name="P2"><text:span text:style-name="T2"><text:tab/>Focus of app is proving job searching for advisors which in turn can help to ascertain <text:tab/>Conditionaly for benefi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6M</meta:editing-duration>
    <meta:editing-cycles>3</meta:editing-cycles>
    <meta:generator>OpenOffice.org/3.4.1$Win32 OpenOffice.org_project/341m1$Build-9593</meta:generator>
    <dc:date>2013-09-10T14:32:07.65</dc:date>
    <meta:document-statistic meta:table-count="0" meta:image-count="0" meta:object-count="0" meta:page-count="2" meta:paragraph-count="41" meta:word-count="570" meta:character-count="3517"/>
    <meta:user-defined meta:name="Info 1"/>
    <meta:user-defined meta:name="Info 2"/>
    <meta:user-defined meta:name="Info 3"/>
    <meta:user-defined meta:name="Info 4"/>
  </office:meta>
</office:document-meta>
</file>